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1be" officeooo:paragraph-rsid="001251be"/>
    </style:style>
    <style:style style:name="P2" style:family="paragraph" style:parent-style-name="Standard">
      <style:paragraph-properties fo:text-align="center" style:justify-single-word="false"/>
      <style:text-properties officeooo:rsid="001251be" officeooo:paragraph-rsid="001251be"/>
    </style:style>
    <style:style style:name="P3" style:family="paragraph" style:parent-style-name="Standard">
      <style:paragraph-properties fo:text-align="center" style:justify-single-word="false"/>
      <style:text-properties fo:font-size="28pt" officeooo:rsid="001251be" officeooo:paragraph-rsid="001251b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16c401" officeooo:paragraph-rsid="0017b5c2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51be" officeooo:paragraph-rsid="001251b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34600" officeooo:paragraph-rsid="00134600"/>
    </style:style>
    <style:style style:name="T1" style:family="text">
      <style:text-properties officeooo:rsid="0016c401"/>
    </style:style>
    <style:style style:name="T2" style:family="text">
      <style:text-properties officeooo:rsid="0017b5c2"/>
    </style:style>
    <style:style style:name="T3" style:family="text">
      <style:text-properties officeooo:rsid="001820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A </text:span>Guide <text:span text:style-name="T2">to GEM Programming</text:span></text:p>
      <text:p text:style-name="P4"><text:span text:style-name="T2">in C using</text:span> AHCC</text:p>
      <text:p text:style-name="P2"/>
      <text:p text:style-name="P2"/>
      <text:p text:style-name="P2"/>
      <text:p text:style-name="P5">Peter Lane</text:p>
      <text:p text:style-name="P2"/>
      <text:p text:style-name="P2"><text:span text:style-name="T3">July</text:span> 201<text:span text:style-name="T1">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5:12.105224397</meta:creation-date>
    <dc:date>2016-06-24T20:21:49.288017197</dc:date>
    <meta:editing-duration>PT5M30S</meta:editing-duration>
    <meta:editing-cycles>10</meta:editing-cycles>
    <meta:generator>LibreOffice/5.0.2.2$Linux_X86_64 LibreOffice_project/00m0$Build-2</meta:generator>
    <meta:document-statistic meta:table-count="0" meta:image-count="0" meta:object-count="0" meta:page-count="1" meta:paragraph-count="4" meta:word-count="13" meta:character-count="60" meta:non-whitespace-character-count="51"/>
  </office:meta>
</office:document-meta>
</file>